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complex="Calibri" fo:font-weight="bold" style:font-weight-asian="bold" style:font-weight-complex="bold" style:letter-kerning="false" fo:font-size="24pt" style:font-size-asian="24pt" style:font-size-complex="24pt"/>
    </style:style>
    <style:style style:name="T3" style:parent-style-name="Hyperlink" style:family="text">
      <style:text-properties style:font-name-complex="Calibri" fo:font-weight="bold" style:font-weight-asian="bold" style:font-weight-complex="bold" style:letter-kerning="false" fo:font-size="24pt" style:font-size-asian="24pt" style:font-size-complex="24pt"/>
    </style:style>
    <style:style style:name="P4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Module 1) Personal Information<text:s/></text:span><text:a xlink:href="https://youtu.be/RCKotrNldrQ" office:target-frame-name="_top" xlink:show="replace"><text:span text:style-name="T3">https://youtu.be/RCKotrNldrQ</text:span></text:a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Chirag Baranda</dc:creator>
    <meta:creation-date>2024-07-18T11:36:00Z</meta:creation-date>
    <dc:date>2024-07-18T11:39:00Z</dc:date>
    <meta:template xlink:href="Normal" xlink:type="simple"/>
    <meta:editing-cycles>4</meta:editing-cycles>
    <meta:editing-duration>PT180S</meta:editing-duration>
    <meta:document-statistic meta:page-count="1" meta:paragraph-count="1" meta:word-count="15" meta:character-count="103" meta:row-count="1" meta:non-whitespace-character-count="89"/>
  </office:meta>
</office:document-meta>
</file>